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map style:condition="cell-content()=1" style:apply-style-name="Untitled2" style:base-cell-address="Sheet1.D10"/>
      <style:map style:condition="cell-content()=2" style:apply-style-name="Untitled1" style:base-cell-address="Sheet1.D10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_Started&quot;" style:apply-style-name="Untitled21" style:base-cell-address="Sheet1.E23"/>
      <style:map style:condition="cell-content()=&quot;Ongoing&quot;" style:apply-style-name="Untitled22" style:base-cell-address="Sheet1.E23"/>
      <style:map style:condition="cell-content()=&quot;Completed&quot;" style:apply-style-name="Untitled23" style:base-cell-address="Sheet1.E23"/>
    </style:style>
    <style:style style:name="ce9" style:family="table-cell" style:parent-style-name="Default">
      <style:table-cell-properties fo:background-color="#ffffff"/>
      <style:map style:condition="cell-content()=&quot;Not_Started&quot;" style:apply-style-name="Untitled21" style:base-cell-address="Sheet1.E23"/>
      <style:map style:condition="cell-content()=&quot;Ongoing&quot;" style:apply-style-name="Untitled22" style:base-cell-address="Sheet1.E23"/>
      <style:map style:condition="cell-content()=&quot;Completed&quot;" style:apply-style-name="Untitled23" style:base-cell-address="Sheet1.E23"/>
    </style:style>
    <style:style style:name="ce10" style:family="table-cell" style:parent-style-name="Default">
      <style:map style:condition="cell-content()=&quot;a&quot;" style:apply-style-name="Untitled18" style:base-cell-address="Sheet1.F31"/>
      <style:map style:condition="cell-content()=&quot;b&quot;" style:apply-style-name="Untitled19" style:base-cell-address="Sheet1.F31"/>
      <style:map style:condition="cell-content()=&quot;c&quot;" style:apply-style-name="Untitled20" style:base-cell-address="Sheet1.F31"/>
    </style:style>
    <style:style style:name="ce11" style:family="table-cell" style:parent-style-name="Default" style:data-style-name="N11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map style:condition="cell-content-is-between(0,49)" style:apply-style-name="Default" style:base-cell-address="Sheet1.J41"/>
      <style:map style:condition="cell-content-is-between(50,74)" style:apply-style-name="Untitled24" style:base-cell-address="Sheet1.J41"/>
      <style:map style:condition="cell-content-is-between(75,100)" style:apply-style-name="Untitled25" style:base-cell-address="Sheet1.J41"/>
    </style:style>
    <style:style style:name="ce1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ackground-color="#00ccff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.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6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36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Started&quot;" style:apply-style-name="Untitled26" style:base-cell-address="Sheet2.G4"/>
      <style:map style:condition="cell-content()=&quot;Ongoing&quot;" style:apply-style-name="Untitled27" style:base-cell-address="Sheet2.G4"/>
      <style:map style:condition="cell-content()=&quot;Completed&quot;" style:apply-style-name="Untitled28" style:base-cell-address="Sheet2.G4"/>
    </style:style>
    <style:style style:name="ce27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6" style:base-cell-address="Sheet2.H18"/>
      <style:map style:condition="cell-content-is-between(0.5,0.99)" style:apply-style-name="Untitled37" style:base-cell-address="Sheet2.H18"/>
      <style:map style:condition="cell-content()=1" style:apply-style-name="Untitled38" style:base-cell-address="Sheet2.H18"/>
    </style:style>
    <style:style style:name="ce28" style:family="table-cell" style:parent-style-name="Default" style:data-style-name="N11">
      <style:table-cell-properties fo:background-color="#ccff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-is-between(0,0.49)" style:apply-style-name="Untitled39" style:base-cell-address="Sheet2.H27"/>
      <style:map style:condition="cell-content-is-between(0.5,0.99)" style:apply-style-name="Untitled40" style:base-cell-address="Sheet2.H27"/>
      <style:map style:condition="cell-content()=1" style:apply-style-name="Untitled41" style:base-cell-address="Sheet2.H27"/>
    </style:style>
    <style:style style:name="ce29" style:family="table-cell" style:parent-style-name="Default">
      <style:table-cell-properties fo:background-color="#00ccff" style:text-align-source="fix" style:repeat-content="false" fo:wrap-option="wrap" fo:border="0.002cm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31" style:family="table-cell" style:parent-style-name="Default">
      <style:map style:condition="cell-content-is-between(0,49)" style:apply-style-name="Default" style:base-cell-address="Sheet2.I18"/>
      <style:map style:condition="cell-content-is-between(50,99)" style:apply-style-name="Untitled30" style:base-cell-address="Sheet2.I18"/>
    </style:style>
    <style:style style:name="ce32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Ontrack&quot;" style:apply-style-name="Untitled31" style:base-cell-address="Sheet2.J4"/>
      <style:map style:condition="cell-content()=&quot;Overdue&quot;" style:apply-style-name="Untitled32" style:base-cell-address="Sheet2.J4"/>
    </style:style>
    <style:style style:name="ce33" style:family="table-cell" style:parent-style-name="Default">
      <style:table-cell-properties fo:border="0.002cm solid #000000"/>
      <style:text-properties style:font-name="Times New Roman"/>
    </style:style>
    <style:style style:name="ce3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map style:condition="cell-content()=&quot;Risk&quot;" style:apply-style-name="Untitled33" style:base-cell-address="Sheet2.K4"/>
      <style:map style:condition="cell-content()=&quot;Issue&quot;" style:apply-style-name="Untitled34" style:base-cell-address="Sheet2.K4"/>
      <style:map style:condition="cell-content()=&quot;Depandency&quot;" style:apply-style-name="Untitled35" style:base-cell-address="Sheet2.K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Not_Started&quot;;&quot;Ongoing&quot;;&quot;Completed&quot;;&quot;&quot;)" table:allow-empty-cell="true" table:display-list="sorted-ascending" table:base-cell-address="Sheet1.E23">
          <table:error-message table:message-type="stop" table:display="true"/>
        </table:content-validation>
        <table:content-validation table:name="val2" table:condition="of:cell-content-is-in-list(&quot;a&quot;;&quot;b&quot;;&quot;c&quot;)" table:allow-empty-cell="true" table:display-list="unsorted" table:base-cell-address="Sheet1.F27"/>
        <table:content-validation table:name="val3" table:condition="of:cell-content-is-in-list(&quot;Team 1&quot;;&quot;Team 2&quot;;&quot;Team 3&quot;;&quot;Not Assigined&quot;)" table:allow-empty-cell="true" table:display-list="unsorted" table:base-cell-address="Sheet2.C13"/>
        <table:content-validation table:name="val4" table:condition="of:cell-content-is-in-list(&quot;Not Started&quot;;&quot;Ongoing&quot;;&quot;Completed&quot;;&quot;&quot;)" table:allow-empty-cell="true" table:display-list="unsorted" table:base-cell-address="Sheet2.G4"/>
        <table:content-validation table:name="val5" table:condition="of:cell-content-is-in-list(&quot;Action&quot;;&quot;Issue&quot;;&quot;Depandency&quot;;&quot;Decision&quot;;&quot;Risk&quot;;&quot; - - &quot;)" table:allow-empty-cell="true" table:display-list="unsorted" table:base-cell-address="Sheet2.K4"/>
      </table:content-validations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4">
            <text:p>4</text:p>
          </table:table-cell>
          <table:table-cell table:number-columns-repeated="10"/>
        </table:table-row>
        <table:table-row table:style-name="ro2">
          <table:table-cell/>
          <table:table-cell table:style-name="ce1" table:formula="of:=IF(AVERAGE([.A1:.A3]) &gt;85; &quot;Congratulations! You are ready to advance to the next module&quot;; &quot;Failed. Please review the material again. If necessary, contact your instructor for help&quot;)" office:value-type="string" office:string-value="Congratulations! You are ready to advance to the next module">
            <text:p>Congratulations! You are ready to advance to the next module</text:p>
          </table:table-cell>
          <table:table-cell table:formula="of:=[.C2]+[.C3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style-name="ce1" table:formula="of:=IF([.A2]&gt;140; &quot;HIGH&quot;; &quot;OK&quot;)" office:value-type="string" office:string-value="HIGH">
            <text:p>HIGH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us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5" office:value-type="float" office:value="1">
            <text:p>1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5"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5" office:value-type="float" office:value="3">
            <text:p>3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ce5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table:number-columns-repeated="5"/>
          <table:table-cell table:number-columns-repeated="7"/>
        </table:table-row>
        <table:table-row table:style-name="ro1">
          <table:table-cell/>
          <table:table-cell table:style-name="ce2"/>
          <table:table-cell table:style-name="ce1" office:value-type="string">
            <text:p>Task</text:p>
          </table:table-cell>
          <table:table-cell table:style-name="ce1" office:value-type="string">
            <text:p>Responsibl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z1</text:p>
          </table:table-cell>
          <table:table-cell table:style-name="ce8" table:content-validation-name="val1" office:value-type="string">
            <text:p>Ongoing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style-name="ce1" office:value-type="string">
            <text:p>b</text:p>
          </table:table-cell>
          <table:table-cell table:style-name="ce1" office:value-type="string">
            <text:p>z2</text:p>
          </table:table-cell>
          <table:table-cell table:style-name="ce8" table:content-validation-name="val1" office:value-type="string">
            <text:p>Ongoing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style-name="ce1" office:value-type="string">
            <text:p>c</text:p>
          </table:table-cell>
          <table:table-cell table:style-name="ce1" office:value-type="string">
            <text:p>z3</text:p>
          </table:table-cell>
          <table:table-cell table:style-name="ce8" table:content-validation-name="val1" office:value-type="string">
            <text:p>Completed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style-name="ce1" office:value-type="string">
            <text:p>d</text:p>
          </table:table-cell>
          <table:table-cell table:style-name="ce1" office:value-type="string">
            <text:p>z4</text:p>
          </table:table-cell>
          <table:table-cell table:style-name="ce8" table:content-validation-name="val1" office:value-type="string">
            <text:p>Not_Started</text:p>
          </table:table-cell>
          <table:table-cell table:style-name="ce2"/>
          <table:table-cell table:number-columns-repeated="7"/>
        </table:table-row>
        <table:table-row table:style-name="ro3">
          <table:table-cell table:number-columns-repeated="4"/>
          <table:table-cell table:style-name="ce9" table:content-validation-name="val1" office:value-type="string">
            <text:p>Ongoing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9" table:content-validation-name="val1" office:value-type="string">
            <text:p>Not_Started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9" table:content-validation-name="val1" office:value-type="string">
            <text:p>Ongoing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9" table:content-validation-name="val1" office:value-type="string">
            <text:p>Completed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3">
          <table:table-cell table:number-columns-repeated="5"/>
          <table:table-cell table:style-name="ce10" table:content-validation-name="val2" office:value-type="string">
            <text:p>c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0" table:content-validation-name="val2" office:value-type="string">
            <text:p>a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0" table:content-validation-name="val2" office:value-type="string">
            <text:p>a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0" table:content-validation-name="val2" office:value-type="string">
            <text:p>c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10" table:content-validation-name="val2" office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TODAY()" office:value-type="date" office:date-value="2025-01-27">
            <text:p>27/01/2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3"/>
          <table:table-cell table:number-columns-repeated="4"/>
        </table:table-row>
        <table:table-row table:style-name="ro1">
          <table:table-cell/>
          <table:table-cell table:style-name="ce2" table:number-columns-repeated="6"/>
          <table:table-cell/>
          <table:table-cell table:style-name="ce13"/>
          <table:table-cell table:number-columns-repeated="4"/>
        </table:table-row>
        <table:table-row table:style-name="ro1">
          <table:table-cell/>
          <table:table-cell table:style-name="ce2"/>
          <table:table-cell table:style-name="ce3" office:value-type="string">
            <text:p>Task Name</text:p>
          </table:table-cell>
          <table:table-cell table:style-name="ce3" office:value-type="string">
            <text:p>Start Date</text:p>
          </table:table-cell>
          <table:table-cell table:style-name="ce3" office:value-type="string">
            <text:p>End Date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Duration</text:p>
          </table:table-cell>
          <table:table-cell table:style-name="ce3" office:value-type="string">
            <text:p>% Complete</text:p>
          </table:table-cell>
          <table:table-cell table:style-name="ce14" office:value-type="string">
            <text:p>Overdue/Ontrack</text:p>
          </table:table-cell>
          <table:table-cell office:value-type="string">
            <text:p>Completeion %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4" office:value-type="string">
            <text:p>Task 1</text:p>
          </table:table-cell>
          <table:table-cell table:style-name="ce6" office:value-type="date" office:date-value="2025-01-20">
            <text:p>20/01/2025</text:p>
          </table:table-cell>
          <table:table-cell table:style-name="ce7" office:value-type="date" office:date-value="2025-01-25">
            <text:p>25/01/2025</text:p>
          </table:table-cell>
          <table:table-cell table:style-name="ce4" office:value-type="string">
            <text:p>High</text:p>
          </table:table-cell>
          <table:table-cell table:style-name="ce4" table:formula="of:=[.E37]-[.D37]" office:value-type="float" office:value="5">
            <text:p>5</text:p>
          </table:table-cell>
          <table:table-cell table:style-name="ce11" table:formula="of:=MIN(100;[.J32] (TODAY() - [.E37]) / ([.F37] - [.E37]) * 100)" office:value-type="percentage" office:value="0">
            <text:p>Err:509</text:p>
          </table:table-cell>
          <table:table-cell table:style-name="ce12" table:formula="of:=IF([.E37]&lt;TODAY(); &quot;Overdue&quot;; &quot;Ontrack&quot;)" office:value-type="string" office:string-value="Overdue">
            <text:p>Overdue</text:p>
          </table:table-cell>
          <table:table-cell table:style-name="ce15" table:formula="of:=MIN(100;(TODAY()-[.D37])/([.G37])*100)" office:value-type="float" office:value="100">
            <text:p>1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4" office:value-type="string">
            <text:p>Task 2</text:p>
          </table:table-cell>
          <table:table-cell table:style-name="ce7" office:value-type="date" office:date-value="2025-01-21">
            <text:p>21/01/2025</text:p>
          </table:table-cell>
          <table:table-cell table:style-name="ce7" office:value-type="date" office:date-value="2025-01-23">
            <text:p>23/01/2025</text:p>
          </table:table-cell>
          <table:table-cell table:style-name="ce4" office:value-type="string">
            <text:p>Medium</text:p>
          </table:table-cell>
          <table:table-cell table:style-name="ce4" table:formula="of:=[.E38]-[.D38]" office:value-type="float" office:value="2">
            <text:p>2</text:p>
          </table:table-cell>
          <table:table-cell table:style-name="ce11" office:value-type="percentage" office:value="1">
            <text:p>100.00%</text:p>
          </table:table-cell>
          <table:table-cell table:style-name="ce12" table:formula="of:=IF([.E38]&lt;TODAY(); &quot;Overdue&quot;; &quot;Ontrack&quot;)" office:value-type="string" office:string-value="Overdue">
            <text:p>Overdue</text:p>
          </table:table-cell>
          <table:table-cell table:style-name="ce15" table:formula="of:=MIN(100;(TODAY()-[.D38])/([.G38])*100)" office:value-type="float" office:value="100">
            <text:p>1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4" office:value-type="string">
            <text:p>Task 3</text:p>
          </table:table-cell>
          <table:table-cell table:style-name="ce7" office:value-type="date" office:date-value="2025-01-22">
            <text:p>22/01/2025</text:p>
          </table:table-cell>
          <table:table-cell table:style-name="ce7" office:value-type="date" office:date-value="2025-01-26">
            <text:p>26/01/2025</text:p>
          </table:table-cell>
          <table:table-cell table:style-name="ce4" office:value-type="string">
            <text:p>Low</text:p>
          </table:table-cell>
          <table:table-cell table:style-name="ce4" table:formula="of:=[.E39]-[.D39]" office:value-type="float" office:value="4">
            <text:p>4</text:p>
          </table:table-cell>
          <table:table-cell table:style-name="ce11" office:value-type="percentage" office:value="1">
            <text:p>100.00%</text:p>
          </table:table-cell>
          <table:table-cell table:style-name="ce12" table:formula="of:=IF([.E39]&lt;TODAY(); &quot;Overdue&quot;; &quot;Ontrack&quot;)" office:value-type="string" office:string-value="Overdue">
            <text:p>Overdue</text:p>
          </table:table-cell>
          <table:table-cell table:style-name="ce15" table:formula="of:=MIN(100;(TODAY()-[.D39])/([.G39])*100)" office:value-type="float" office:value="100">
            <text:p>100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4" office:value-type="string">
            <text:p>Task 4</text:p>
          </table:table-cell>
          <table:table-cell table:style-name="ce7" office:value-type="date" office:date-value="2025-01-23">
            <text:p>23/01/2025</text:p>
          </table:table-cell>
          <table:table-cell table:style-name="ce7" office:value-type="date" office:date-value="2025-01-29">
            <text:p>29/01/2025</text:p>
          </table:table-cell>
          <table:table-cell table:style-name="ce4" office:value-type="string">
            <text:p>High</text:p>
          </table:table-cell>
          <table:table-cell table:style-name="ce4" table:formula="of:=[.E40]-[.D40]" office:value-type="float" office:value="6">
            <text:p>6</text:p>
          </table:table-cell>
          <table:table-cell table:style-name="ce11" office:value-type="percentage" office:value="0.3">
            <text:p>30.00%</text:p>
          </table:table-cell>
          <table:table-cell table:style-name="ce12" table:formula="of:=IF([.E40]&lt;TODAY(); &quot;Overdue&quot;; &quot;Ontrack&quot;)" office:value-type="string" office:string-value="Ontrack">
            <text:p>Ontrack</text:p>
          </table:table-cell>
          <table:table-cell table:style-name="ce15" table:formula="of:=MIN(100;(TODAY()-[.D40])/([.G40])*100)" office:value-type="float" office:value="66.6666666666667">
            <text:p>66.6666666667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style-name="ce4" office:value-type="string">
            <text:p>Task 5</text:p>
          </table:table-cell>
          <table:table-cell table:style-name="ce7" office:value-type="date" office:date-value="2025-01-24">
            <text:p>24/01/2025</text:p>
          </table:table-cell>
          <table:table-cell table:style-name="ce7" office:value-type="date" office:date-value="2025-01-30">
            <text:p>30/01/2025</text:p>
          </table:table-cell>
          <table:table-cell table:style-name="ce4" office:value-type="string">
            <text:p>Medium</text:p>
          </table:table-cell>
          <table:table-cell table:style-name="ce4" table:formula="of:=[.E41]-[.D41]" office:value-type="float" office:value="6">
            <text:p>6</text:p>
          </table:table-cell>
          <table:table-cell table:style-name="ce11" office:value-type="percentage" office:value="0.1">
            <text:p>10.00%</text:p>
          </table:table-cell>
          <table:table-cell table:style-name="ce12" table:formula="of:=IF([.E41]&lt;TODAY(); &quot;Overdue&quot;; &quot;Ontrack&quot;)" office:value-type="string" office:string-value="Ontrack">
            <text:p>Ontrack</text:p>
          </table:table-cell>
          <table:table-cell table:style-name="ce15" table:formula="of:=MIN(100;(TODAY()-[.D41])/([.G41])*100)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2" table:formula="of:=IF([.E42]&lt;TODAY(); &quot;Overdue&quot;; &quot;Ontrack&quot;)" office:value-type="string" office:string-value="Overdue">
            <text:p>Overdue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COUNTIF([.F37:.F41]; &quot;High&quot;)[Sheet2.E11]" office:value-type="float" office:value="0">
            <text:p>Err:509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2" table:number-columns-repeated="2"/>
          <table:table-cell table:style-name="ce2">
            <draw:frame table:end-cell-address="Sheet1.K56" table:end-x="0.362cm" table:end-y="0.433cm" draw:z-index="0" draw:style-name="gr1" draw:text-style-name="P1" svg:width="9.283cm" svg:height="4.38cm" svg:x="0.112cm" svg:y="0.118cm">
              <draw:object draw:notify-on-update-of-ranges="Sheet1.F37:Sheet1.F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string">
            <text:p>N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Responsibl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pletion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1">
            <text:p>1</text:p>
          </table:table-cell>
          <table:table-cell table:style-name="ce1" office:value-type="string">
            <text:p>Task 1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Not Started</text:p>
          </table:table-cell>
          <table:table-cell table:style-name="ce16" office:value-type="percentage" office:value="0">
            <text:p>0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Task 2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Ongoing</text:p>
          </table:table-cell>
          <table:table-cell table:style-name="ce16" office:value-type="percentage" office:value="0">
            <text:p>0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Task 3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ompleted</text:p>
          </table:table-cell>
          <table:table-cell table:style-name="ce16" office:value-type="percentage" office:value="0.33">
            <text:p>33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Task 4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Ongoing</text:p>
          </table:table-cell>
          <table:table-cell table:style-name="ce16" office:value-type="percentage" office:value="1">
            <text:p>100.00%</text:p>
          </table:table-cell>
          <table:table-cell table:style-name="ce2"/>
          <table:table-cell/>
          <table:table-cell>
            <draw:frame table:end-cell-address="Sheet1.Q58" table:end-x="0.474cm" table:end-y="0.364cm" draw:z-index="1" draw:style-name="gr1" draw:text-style-name="P1" svg:width="8.67cm" svg:height="2.932cm" svg:x="0.837cm" svg:y="0.142cm">
              <draw:object draw:notify-on-update-of-ranges="Sheet1.F37:Sheet1.F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Task 5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Ongoing</text:p>
          </table:table-cell>
          <table:table-cell table:style-name="ce16" office:value-type="percentage" office:value="0.44">
            <text:p>44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6">
            <text:p>6</text:p>
          </table:table-cell>
          <table:table-cell table:style-name="ce1" office:value-type="string">
            <text:p>Task 6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ompleted</text:p>
          </table:table-cell>
          <table:table-cell table:style-name="ce16" office:value-type="percentage" office:value="0.22">
            <text:p>22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7">
            <text:p>7</text:p>
          </table:table-cell>
          <table:table-cell table:style-name="ce1" office:value-type="string">
            <text:p>Task 7</text:p>
          </table:table-cell>
          <table:table-cell table:style-name="ce1" office:value-type="string">
            <text:p>c7</text:p>
          </table:table-cell>
          <table:table-cell table:style-name="ce1" office:value-type="string">
            <text:p>Not Started</text:p>
          </table:table-cell>
          <table:table-cell table:style-name="ce16" office:value-type="percentage" office:value="1">
            <text:p>100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8">
            <text:p>8</text:p>
          </table:table-cell>
          <table:table-cell table:style-name="ce1" office:value-type="string">
            <text:p>Task 8</text:p>
          </table:table-cell>
          <table:table-cell table:style-name="ce1" office:value-type="string">
            <text:p>c8</text:p>
          </table:table-cell>
          <table:table-cell table:style-name="ce1" office:value-type="string">
            <text:p>Not Started</text:p>
          </table:table-cell>
          <table:table-cell table:style-name="ce16" office:value-type="percentage" office:value="0">
            <text:p>0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9">
            <text:p>9</text:p>
          </table:table-cell>
          <table:table-cell table:style-name="ce1" office:value-type="string">
            <text:p>Task 9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Completed</text:p>
          </table:table-cell>
          <table:table-cell table:style-name="ce16" office:value-type="percentage" office:value="0">
            <text:p>0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10">
            <text:p>10</text:p>
          </table:table-cell>
          <table:table-cell table:style-name="ce1" office:value-type="string">
            <text:p>Task 10</text:p>
          </table:table-cell>
          <table:table-cell table:style-name="ce1" office:value-type="string">
            <text:p>c10</text:p>
          </table:table-cell>
          <table:table-cell table:style-name="ce1" office:value-type="string">
            <text:p>Ongoing</text:p>
          </table:table-cell>
          <table:table-cell table:style-name="ce16" office:value-type="percentage" office:value="0.11">
            <text:p>11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style-name="ce1" office:value-type="float" office:value="11">
            <text:p>11</text:p>
          </table:table-cell>
          <table:table-cell table:style-name="ce1" office:value-type="string">
            <text:p>task 1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Not Started</text:p>
          </table:table-cell>
          <table:table-cell table:style-name="ce16" office:value-type="percentage" office:value="0">
            <text:p>0.00%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7"/>
          <table:table-cell table:number-columns-repeated="2"/>
        </table:table-row>
        <table:table-row table:style-name="ro1">
          <table:table-cell table:number-columns-repeated="9"/>
          <table:table-cell table:style-name="ce1" table:formula="of:=AVERAGE([.J49:.J59])" office:value-type="percentage" office:value="0.281818181818182">
            <text:p>28.18%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Today</text:p>
          </table:table-cell>
          <table:table-cell table:style-name="ce6" table:formula="of:=TODAY()" office:value-type="date" office:date-value="2025-01-27">
            <text:p>27/01/2025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/>
          <table:table-cell table:style-name="ce14" office:value-type="string">
            <text:p>Projects</text:p>
          </table:table-cell>
          <table:table-cell table:style-name="ce14" office:value-type="string">
            <text:p>Assigined</text:p>
          </table:table-cell>
          <table:table-cell table:style-name="ce14" office:value-type="string">
            <text:p>TimeLine</text:p>
          </table:table-cell>
          <table:table-cell table:style-name="ce12"/>
          <table:table-cell table:style-name="ce14" office:value-type="string">
            <text:p>Completion %</text:p>
          </table:table-cell>
          <table:table-cell table:style-name="ce14" office:value-type="string">
            <text:p>Remaining Days</text:p>
          </table:table-cell>
          <table:table-cell table:style-name="ce25"/>
          <table:table-cell table:number-columns-repeated="20"/>
        </table:table-row>
        <table:table-row table:style-name="ro1">
          <table:table-cell/>
          <table:table-cell table:style-name="ce18" office:value-type="float" office:value="1">
            <text:p>1</text:p>
          </table:table-cell>
          <table:table-cell table:style-name="ce18" table:content-validation-name="val3" office:value-type="string">
            <text:p>Team 1</text:p>
          </table:table-cell>
          <table:table-cell table:style-name="ce24" table:formula="of:=MIN([.C42:.C47])" office:value-type="date" office:date-value="2025-01-20">
            <text:p>20/01/2025</text:p>
          </table:table-cell>
          <table:table-cell table:style-name="ce24" table:formula="of:=MAX([.D42:.D47])" office:value-type="date" office:date-value="2025-01-30">
            <text:p>30/01/2025</text:p>
          </table:table-cell>
          <table:table-cell table:style-name="ce18" table:formula="of:=AVERAGE([.H42:.H47])" office:value-type="percentage" office:value="0.583333333333333">
            <text:p>58.33%</text:p>
          </table:table-cell>
          <table:table-cell table:style-name="ce24" table:formula="of:=[.E9]-[.B3]" office:value-type="date" office:date-value="1900-01-02">
            <text:p>02/01/1900</text:p>
          </table:table-cell>
          <table:table-cell table:number-columns-repeated="21"/>
        </table:table-row>
        <table:table-row table:style-name="ro1">
          <table:table-cell/>
          <table:table-cell table:style-name="ce18" office:value-type="float" office:value="2">
            <text:p>2</text:p>
          </table:table-cell>
          <table:table-cell table:style-name="ce18" table:content-validation-name="val3" office:value-type="string">
            <text:p>Team 2</text:p>
          </table:table-cell>
          <table:table-cell table:style-name="ce24" table:formula="of:=MIN([.C60:.C65])" office:value-type="date" office:date-value="2025-01-15">
            <text:p>15/01/2025</text:p>
          </table:table-cell>
          <table:table-cell table:style-name="ce24" table:formula="of:=MAX([.D60:.D65])" office:value-type="date" office:date-value="2025-01-30">
            <text:p>30/01/2025</text:p>
          </table:table-cell>
          <table:table-cell table:style-name="ce18" table:formula="of:=AVERAGE([.H60:.H65])" office:value-type="percentage" office:value="0.525">
            <text:p>52.50%</text:p>
          </table:table-cell>
          <table:table-cell table:style-name="ce18"/>
          <table:table-cell table:number-columns-repeated="21"/>
        </table:table-row>
        <table:table-row table:style-name="ro1">
          <table:table-cell/>
          <table:table-cell table:style-name="ce18" office:value-type="float" office:value="3">
            <text:p>3</text:p>
          </table:table-cell>
          <table:table-cell table:style-name="ce18" table:content-validation-name="val3" office:value-type="string">
            <text:p>Not Assigined</text:p>
          </table:table-cell>
          <table:table-cell table:number-columns-repeated="3" table:style-name="ce18" office:value-type="string">
            <text:p>--</text:p>
          </table:table-cell>
          <table:table-cell table:style-name="ce18"/>
          <table:table-cell table:number-columns-repeated="21"/>
        </table:table-row>
        <table:table-row table:style-name="ro1" table:number-rows-repeated="2">
          <table:table-cell table:number-columns-repeated="2"/>
          <table:table-cell table:content-validation-name="val3"/>
          <table:table-cell table:number-columns-repeated="25"/>
        </table:table-row>
        <table:table-row table:style-name="ro1" table:number-rows-repeated="17">
          <table:table-cell table:number-columns-repeated="28"/>
        </table:table-row>
        <table:table-row table:style-name="ro3">
          <table:table-cell table:number-columns-repeated="6"/>
          <table:table-cell office:value-type="string">
            <text:p><text:s/><text:span text:style-name="T1">Priority</text:span></text:p>
          </table:table-cell>
          <table:table-cell table:number-columns-repeated="2"/>
          <table:table-cell table:style-name="ce25" office:value-type="string">
            <text:p>Total project completion %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4" office:value-type="string">
            <text:p>Completed</text:p>
          </table:table-cell>
          <table:table-cell table:style-name="ce12" table:formula="of:=COUNTIF([.G42:.G47]; &quot;Completed&quot;)" office:value-type="float" office:value="3">
            <text:p>3</text:p>
          </table:table-cell>
          <table:table-cell/>
          <table:table-cell table:style-name="ce14" office:value-type="string">
            <text:p>High</text:p>
          </table:table-cell>
          <table:table-cell table:style-name="ce12" table:formula="of:=COUNTIF([.E42:.E47]; &quot;High&quot;)" office:value-type="float" office:value="2">
            <text:p>2</text:p>
          </table:table-cell>
          <table:table-cell/>
          <table:table-cell table:style-name="ce14" office:value-type="string">
            <text:p>Current</text:p>
          </table:table-cell>
          <table:table-cell table:style-name="ce33" table:formula="of:=AVERAGE([.H42:.H47])" office:value-type="percentage" office:value="0.583333333333333">
            <text:p>58.33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4" office:value-type="string">
            <text:p>Ongoing</text:p>
          </table:table-cell>
          <table:table-cell table:style-name="ce12" table:formula="of:=COUNTIF([.G42:.G47]; &quot;Ongoing&quot;)" office:value-type="float" office:value="3">
            <text:p>3</text:p>
          </table:table-cell>
          <table:table-cell/>
          <table:table-cell table:style-name="ce14" office:value-type="string">
            <text:p>Medium</text:p>
          </table:table-cell>
          <table:table-cell table:style-name="ce12" table:formula="of:=COUNTIF([.E42:.E47]; &quot;Medium&quot;)" office:value-type="float" office:value="2">
            <text:p>2</text:p>
          </table:table-cell>
          <table:table-cell/>
          <table:table-cell table:style-name="ce14" office:value-type="string">
            <text:p>Expected</text:p>
          </table:table-cell>
          <table:table-cell table:style-name="ce12" table:formula="of:=AVERAGE([.I42:.I47])" office:value-type="float" office:value="86.1111111111111">
            <text:p>86.11111111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4" office:value-type="string">
            <text:p>Not Started</text:p>
          </table:table-cell>
          <table:table-cell table:style-name="ce12" table:formula="of:=COUNTIF([.G42:.G47]; &quot;Not Started&quot;)" office:value-type="float" office:value="0">
            <text:p>0</text:p>
          </table:table-cell>
          <table:table-cell/>
          <table:table-cell table:style-name="ce14" office:value-type="string">
            <text:p>Low </text:p>
          </table:table-cell>
          <table:table-cell table:style-name="ce12" table:formula="of:=COUNTIF([.E42:.E47]; &quot;Low&quot;)" office:value-type="float" office:value="2">
            <text:p>2</text:p>
          </table:table-cell>
          <table:table-cell/>
          <table:table-cell table:style-name="ce25"/>
          <table:table-cell table:number-columns-repeated="18"/>
        </table:table-row>
        <table:table-row table:style-name="ro1">
          <table:table-cell table:number-columns-repeated="3"/>
          <table:table-cell table:style-name="ce25"/>
          <table:table-cell table:number-columns-repeated="2"/>
          <table:table-cell table:style-name="ce25"/>
          <table:table-cell table:number-columns-repeated="21"/>
        </table:table-row>
        <table:table-row table:style-name="ro1" table:number-rows-repeated="2">
          <table:table-cell table:number-columns-repeated="28"/>
        </table:table-row>
        <table:table-row table:style-name="ro4">
          <table:table-cell/>
          <table:table-cell table:style-name="ce19" office:value-type="string">
            <text:p>TimeLine</text:p>
          </table:table-cell>
          <table:table-cell table:formula="of:=MIN([.C42:.C47])" office:value-type="date" office:date-value="2025-01-20">
            <text:p>20/01/25</text:p>
          </table:table-cell>
          <table:table-cell table:formula="of:=MAX([.D42:.D47])" office:value-type="date" office:date-value="2025-01-30">
            <text:p>30/01/2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5">
          <table:table-cell/>
          <table:table-cell table:style-name="ce20" office:value-type="string">
            <text:p>Task Name</text:p>
          </table:table-cell>
          <table:table-cell table:style-name="ce20" office:value-type="string">
            <text:p>Start Date</text:p>
          </table:table-cell>
          <table:table-cell table:style-name="ce20" office:value-type="string">
            <text:p>End Date</text:p>
          </table:table-cell>
          <table:table-cell table:style-name="ce20" office:value-type="string">
            <text:p>Priority</text:p>
          </table:table-cell>
          <table:table-cell table:style-name="ce20" office:value-type="string">
            <text:p>Duration</text:p>
          </table:table-cell>
          <table:table-cell table:style-name="ce20" office:value-type="string">
            <text:p>Status</text:p>
          </table:table-cell>
          <table:table-cell table:style-name="ce20" office:value-type="string">
            <text:p>% Complete</text:p>
          </table:table-cell>
          <table:table-cell table:style-name="ce29" office:value-type="string">
            <text:p>Expected Completeion %</text:p>
          </table:table-cell>
          <table:table-cell table:style-name="ce29" office:value-type="string">
            <text:p>Overdue/Ontrack</text:p>
          </table:table-cell>
          <table:table-cell table:style-name="ce29" office:value-type="string">
            <text:p>R/A/I/D/D</text:p>
          </table:table-cell>
          <table:table-cell table:style-name="ce29" office:value-type="string">
            <text:p>Comments</text:p>
          </table:table-cell>
          <table:table-cell table:number-columns-repeated="15"/>
          <table:table-cell>
            <draw:frame table:end-cell-address="Sheet2.AC46" table:end-x="1.565cm" table:end-y="0.449cm" draw:z-index="2" draw:style-name="gr1" draw:text-style-name="P1" svg:width="1.645cm" svg:height="2.782cm" svg:x="2.178cm" svg:y="0.862cm">
              <draw:object draw:notify-on-update-of-ranges="Sheet2.B41:Sheet2.B41 Sheet2.B42:Sheet2.B47 Sheet2.C41:Sheet2.C41 Sheet2.C42:Sheet2.C47 Sheet2.D41:Sheet2.D41 Sheet2.D42:Sheet2.D47 Sheet2.E41:Sheet2.E41 Sheet2.E42:Sheet2.E47 Sheet2.F41:Sheet2.F41 Sheet2.F42:Sheet2.F47 Sheet2.G41:Sheet2.G41 Sheet2.G42:Sheet2.G47 Sheet2.H41:Sheet2.H41 Sheet2.H42:Sheet2.H47 Sheet2.I41:Sheet2.I41 Sheet2.I42:Sheet2.I47 Sheet2.J41:Sheet2.J41 Sheet2.J42:Sheet2.J47 Sheet2.K41:Sheet2.K41 Sheet2.K42:Sheet2.K4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/>
          <table:table-cell table:style-name="ce21" office:value-type="string">
            <text:p>Task 1</text:p>
          </table:table-cell>
          <table:table-cell table:style-name="ce22" office:value-type="date" office:date-value="2025-01-20">
            <text:p>20/01/2025</text:p>
          </table:table-cell>
          <table:table-cell table:style-name="ce23" office:value-type="date" office:date-value="2025-01-25">
            <text:p>25/01/2025</text:p>
          </table:table-cell>
          <table:table-cell table:style-name="ce21" office:value-type="string">
            <text:p>High</text:p>
          </table:table-cell>
          <table:table-cell table:style-name="ce21" table:formula="of:=[.D42]-[.C42]" office:value-type="float" office:value="5">
            <text:p>5</text:p>
          </table:table-cell>
          <table:table-cell table:style-name="ce26" table:content-validation-name="val4" office:value-type="string">
            <text:p>Completed</text:p>
          </table:table-cell>
          <table:table-cell table:style-name="ce27" office:value-type="percentage" office:value="1">
            <text:p>100.00%</text:p>
          </table:table-cell>
          <table:table-cell table:style-name="ce30" table:formula="of:=MIN(100;(TODAY()-[.C42])/([.F42])*100)" office:value-type="float" office:value="100">
            <text:p>100</text:p>
          </table:table-cell>
          <table:table-cell table:style-name="ce32" table:formula="of:=IF([.H42]=1; &quot; -- &quot;; IF(AND([.D42]&lt;TODAY(); [.H42]&lt;&gt;100); &quot;Overdue&quot;; &quot;Ontrack&quot;))" office:value-type="string" office:string-value=" -- ">
            <text:p><text:s/>-- </text:p>
          </table:table-cell>
          <table:table-cell table:style-name="ce34" table:content-validation-name="val5" office:value-type="string">
            <text:p><text:s/>- - 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2</text:p>
          </table:table-cell>
          <table:table-cell table:style-name="ce23" office:value-type="date" office:date-value="2025-01-21">
            <text:p>21/01/2025</text:p>
          </table:table-cell>
          <table:table-cell table:style-name="ce23" office:value-type="date" office:date-value="2025-01-23">
            <text:p>23/01/2025</text:p>
          </table:table-cell>
          <table:table-cell table:style-name="ce21" office:value-type="string">
            <text:p>Medium</text:p>
          </table:table-cell>
          <table:table-cell table:style-name="ce21" table:formula="of:=[.D43]-[.C43]" office:value-type="float" office:value="2">
            <text:p>2</text:p>
          </table:table-cell>
          <table:table-cell table:style-name="ce26" table:content-validation-name="val4" office:value-type="string">
            <text:p>Completed</text:p>
          </table:table-cell>
          <table:table-cell table:style-name="ce27" office:value-type="percentage" office:value="1">
            <text:p>100.00%</text:p>
          </table:table-cell>
          <table:table-cell table:style-name="ce30" table:formula="of:=MIN(100;(TODAY()-[.C43])/([.F43])*100)" office:value-type="float" office:value="100">
            <text:p>100</text:p>
          </table:table-cell>
          <table:table-cell table:style-name="ce32" table:formula="of:=IF([.H43]=1; &quot; -- &quot;; IF(AND([.D43]&lt;TODAY(); [.H43]&lt;&gt;100); &quot;Overdue&quot;; &quot;Ontrack&quot;))" office:value-type="string" office:string-value=" -- ">
            <text:p><text:s/>-- </text:p>
          </table:table-cell>
          <table:table-cell table:style-name="ce34" table:content-validation-name="val5" office:value-type="string">
            <text:p><text:s/>- - 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3</text:p>
          </table:table-cell>
          <table:table-cell table:style-name="ce23" office:value-type="date" office:date-value="2025-01-22">
            <text:p>22/01/2025</text:p>
          </table:table-cell>
          <table:table-cell table:style-name="ce23" office:value-type="date" office:date-value="2025-01-26">
            <text:p>26/01/2025</text:p>
          </table:table-cell>
          <table:table-cell table:style-name="ce21" office:value-type="string">
            <text:p>Low</text:p>
          </table:table-cell>
          <table:table-cell table:style-name="ce21" table:formula="of:=[.D44]-[.C44]" office:value-type="float" office:value="4">
            <text:p>4</text:p>
          </table:table-cell>
          <table:table-cell table:style-name="ce26" table:content-validation-name="val4" office:value-type="string">
            <text:p>Completed</text:p>
          </table:table-cell>
          <table:table-cell table:style-name="ce27" office:value-type="percentage" office:value="1">
            <text:p>100.00%</text:p>
          </table:table-cell>
          <table:table-cell table:style-name="ce30" table:formula="of:=MIN(100;(TODAY()-[.C44])/([.F44])*100)" office:value-type="float" office:value="100">
            <text:p>100</text:p>
          </table:table-cell>
          <table:table-cell table:style-name="ce32" table:formula="of:=IF([.H44]=1; &quot; -- &quot;; IF(AND([.D44]&lt;TODAY(); [.H44]&lt;&gt;100); &quot;Overdue&quot;; &quot;Ontrack&quot;))" office:value-type="string" office:string-value=" -- ">
            <text:p><text:s/>-- </text:p>
          </table:table-cell>
          <table:table-cell table:style-name="ce34" table:content-validation-name="val5" office:value-type="string">
            <text:p><text:s/>- - 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4</text:p>
          </table:table-cell>
          <table:table-cell table:style-name="ce23" office:value-type="date" office:date-value="2025-01-23">
            <text:p>23/01/2025</text:p>
          </table:table-cell>
          <table:table-cell table:style-name="ce23" office:value-type="date" office:date-value="2025-01-29">
            <text:p>29/01/2025</text:p>
          </table:table-cell>
          <table:table-cell table:style-name="ce21" office:value-type="string">
            <text:p>High</text:p>
          </table:table-cell>
          <table:table-cell table:style-name="ce21" table:formula="of:=[.D45]-[.C45]" office:value-type="float" office:value="6">
            <text:p>6</text:p>
          </table:table-cell>
          <table:table-cell table:style-name="ce26" table:content-validation-name="val4" office:value-type="string">
            <text:p>Ongoing</text:p>
          </table:table-cell>
          <table:table-cell table:style-name="ce27" office:value-type="percentage" office:value="0.3">
            <text:p>30.00%</text:p>
          </table:table-cell>
          <table:table-cell table:style-name="ce30" table:formula="of:=MIN(100;(TODAY()-[.C45])/([.F45])*100)" office:value-type="float" office:value="66.6666666666667">
            <text:p>66.6666666667</text:p>
          </table:table-cell>
          <table:table-cell table:style-name="ce32" table:formula="of:=IF([.H45]=1; &quot; -- &quot;; IF(AND([.D45]&lt;TODAY(); [.H45]&lt;&gt;100); &quot;Overdue&quot;; &quot;Ontrack&quot;))" office:value-type="string" office:string-value="Ontrack">
            <text:p>Ontrack</text:p>
          </table:table-cell>
          <table:table-cell table:style-name="ce34" table:content-validation-name="val5" office:value-type="string">
            <text:p>Issue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5</text:p>
          </table:table-cell>
          <table:table-cell table:style-name="ce23" office:value-type="date" office:date-value="2025-01-24">
            <text:p>24/01/2025</text:p>
          </table:table-cell>
          <table:table-cell table:style-name="ce23" office:value-type="date" office:date-value="2025-01-30">
            <text:p>30/01/2025</text:p>
          </table:table-cell>
          <table:table-cell table:style-name="ce21" office:value-type="string">
            <text:p>Medium</text:p>
          </table:table-cell>
          <table:table-cell table:style-name="ce21" table:formula="of:=[.D46]-[.C46]" office:value-type="float" office:value="6">
            <text:p>6</text:p>
          </table:table-cell>
          <table:table-cell table:style-name="ce26" table:content-validation-name="val4" office:value-type="string">
            <text:p>Ongoing</text:p>
          </table:table-cell>
          <table:table-cell table:style-name="ce27" office:value-type="percentage" office:value="0.1">
            <text:p>10.00%</text:p>
          </table:table-cell>
          <table:table-cell table:style-name="ce30" table:formula="of:=MIN(100;(TODAY()-[.C46])/([.F46])*100)" office:value-type="float" office:value="50">
            <text:p>50</text:p>
          </table:table-cell>
          <table:table-cell table:style-name="ce32" table:formula="of:=IF([.H46]=1; &quot; -- &quot;; IF(AND([.D46]&lt;TODAY(); [.H46]&lt;&gt;100); &quot;Overdue&quot;; &quot;Ontrack&quot;))" office:value-type="string" office:string-value="Ontrack">
            <text:p>Ontrack</text:p>
          </table:table-cell>
          <table:table-cell table:style-name="ce34" table:content-validation-name="val5" office:value-type="string">
            <text:p>Action</text:p>
          </table:table-cell>
          <table:table-cell table:style-name="ce12"/>
          <table:table-cell table:number-columns-repeated="16"/>
        </table:table-row>
        <table:table-row table:style-name="ro4">
          <table:table-cell table:style-name="ce17"/>
          <table:table-cell table:style-name="ce21" office:value-type="string">
            <text:p>Task 6</text:p>
          </table:table-cell>
          <table:table-cell table:style-name="ce23" office:value-type="date" office:date-value="2025-01-24">
            <text:p>24/01/2025</text:p>
          </table:table-cell>
          <table:table-cell table:style-name="ce23" office:value-type="date" office:date-value="2025-01-26">
            <text:p>26/01/2025</text:p>
          </table:table-cell>
          <table:table-cell table:style-name="ce21" office:value-type="string">
            <text:p>Low</text:p>
          </table:table-cell>
          <table:table-cell table:style-name="ce21" table:formula="of:=[.D47]-[.C47]" office:value-type="float" office:value="2">
            <text:p>2</text:p>
          </table:table-cell>
          <table:table-cell table:style-name="ce26" table:content-validation-name="val4" office:value-type="string">
            <text:p>Ongoing</text:p>
          </table:table-cell>
          <table:table-cell table:style-name="ce27" office:value-type="percentage" office:value="0.1">
            <text:p>10.00%</text:p>
          </table:table-cell>
          <table:table-cell table:style-name="ce30" table:formula="of:=MIN(100;(TODAY()-[.C47])/([.F47])*100)" office:value-type="float" office:value="100">
            <text:p>100</text:p>
          </table:table-cell>
          <table:table-cell table:style-name="ce32" table:formula="of:=IF([.H47]=1; &quot; -- &quot;; IF(AND([.D47]&lt;TODAY(); [.H47]&lt;&gt;100); &quot;Overdue&quot;; &quot;Ontrack&quot;))" office:value-type="string" office:string-value="Overdue">
            <text:p>Overdue</text:p>
          </table:table-cell>
          <table:table-cell table:style-name="ce34" table:content-validation-name="val5" office:value-type="string">
            <text:p>Depandency</text:p>
          </table:table-cell>
          <table:table-cell table:style-name="ce12"/>
          <table:table-cell table:number-columns-repeated="1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6"/>
          <table:table-cell table:style-name="ce25" office:value-type="string">
            <text:p>Priority</text:p>
          </table:table-cell>
          <table:table-cell table:number-columns-repeated="2"/>
          <table:table-cell table:style-name="ce25" office:value-type="string">
            <text:p>Total project completion %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14" office:value-type="string">
            <text:p>Completed</text:p>
          </table:table-cell>
          <table:table-cell table:style-name="ce12" table:formula="of:=COUNTIF([.G61:.G65]; &quot;Completed&quot;)" office:value-type="float" office:value="2">
            <text:p>2</text:p>
          </table:table-cell>
          <table:table-cell/>
          <table:table-cell table:style-name="ce14" office:value-type="string">
            <text:p>High </text:p>
          </table:table-cell>
          <table:table-cell table:style-name="ce12" table:formula="of:=COUNTIF([.E60:.E65]; &quot;High&quot;)" office:value-type="float" office:value="3">
            <text:p>3</text:p>
          </table:table-cell>
          <table:table-cell/>
          <table:table-cell table:style-name="ce14" office:value-type="string">
            <text:p>Current</text:p>
          </table:table-cell>
          <table:table-cell table:style-name="ce33" table:formula="of:=AVERAGE([.H60:.H65])" office:value-type="percentage" office:value="0.525">
            <text:p>52.50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4" office:value-type="string">
            <text:p>Ongoing</text:p>
          </table:table-cell>
          <table:table-cell table:style-name="ce12" table:formula="of:=COUNTIF([.G60:.G65]; &quot;Ongoing&quot;)" office:value-type="float" office:value="3">
            <text:p>3</text:p>
          </table:table-cell>
          <table:table-cell/>
          <table:table-cell table:style-name="ce14" office:value-type="string">
            <text:p>Medium </text:p>
          </table:table-cell>
          <table:table-cell table:style-name="ce12" table:formula="of:=COUNTIF([.E60:.E65]; &quot;Medium&quot;)" office:value-type="float" office:value="1">
            <text:p>1</text:p>
          </table:table-cell>
          <table:table-cell/>
          <table:table-cell table:style-name="ce14" office:value-type="string">
            <text:p>Expected</text:p>
          </table:table-cell>
          <table:table-cell table:style-name="ce12" table:formula="of:=AVERAGE([.I60:.I65])" office:value-type="float" office:value="91.3690476190476">
            <text:p>91.36904761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4" office:value-type="string">
            <text:p>Not Started</text:p>
          </table:table-cell>
          <table:table-cell table:style-name="ce12" table:formula="of:=COUNTIF([.G60:.G65]; &quot;Not Started&quot;)" office:value-type="float" office:value="1">
            <text:p>1</text:p>
          </table:table-cell>
          <table:table-cell/>
          <table:table-cell table:style-name="ce14" office:value-type="string">
            <text:p>Low </text:p>
          </table:table-cell>
          <table:table-cell table:style-name="ce12" table:formula="of:=COUNTIF([.E60:.E65]; &quot;Low&quot;)" office:value-type="float" office:value="2">
            <text:p>2</text:p>
          </table:table-cell>
          <table:table-cell/>
          <table:table-cell table:style-name="ce25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4">
          <table:table-cell/>
          <table:table-cell table:style-name="ce19" office:value-type="string">
            <text:p>TimeLine</text:p>
          </table:table-cell>
          <table:table-cell table:formula="of:=MIN([.C60:.C65])" office:value-type="date" office:date-value="2025-01-15">
            <text:p>15/01/25</text:p>
          </table:table-cell>
          <table:table-cell table:formula="of:=MAX([.D60:.D65])" office:value-type="date" office:date-value="2025-01-30">
            <text:p>30/01/25</text:p>
          </table:table-cell>
          <table:table-cell table:number-columns-repeated="17"/>
          <table:table-cell>
            <draw:frame table:end-cell-address="Sheet2.V56" table:end-x="1.535cm" table:end-y="0.334cm" draw:z-index="1" draw:style-name="gr1" draw:text-style-name="P1" svg:width="0.167cm" svg:height="0.08cm" svg:x="1.368cm" svg:y="0.254cm">
              <draw:object draw:notify-on-update-of-ranges="Sheet2.E42:Sheet2.E46 Sheet2.E47:Sheet2.E47 Sheet2.G42:Sheet2.G46 Sheet2.G47:Sheet2.G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5">
          <table:table-cell/>
          <table:table-cell table:style-name="ce20" office:value-type="string">
            <text:p>Task Name</text:p>
          </table:table-cell>
          <table:table-cell table:style-name="ce20" office:value-type="string">
            <text:p>Start Date</text:p>
          </table:table-cell>
          <table:table-cell table:style-name="ce20" office:value-type="string">
            <text:p>End Date</text:p>
          </table:table-cell>
          <table:table-cell table:style-name="ce20" office:value-type="string">
            <text:p>Priority</text:p>
          </table:table-cell>
          <table:table-cell table:style-name="ce20" office:value-type="string">
            <text:p>Duration</text:p>
          </table:table-cell>
          <table:table-cell table:style-name="ce20" office:value-type="string">
            <text:p>Status</text:p>
          </table:table-cell>
          <table:table-cell table:style-name="ce20" office:value-type="string">
            <text:p>% Complete</text:p>
          </table:table-cell>
          <table:table-cell table:style-name="ce29" office:value-type="string">
            <text:p>Expected Completeion %</text:p>
          </table:table-cell>
          <table:table-cell table:style-name="ce29" office:value-type="string">
            <text:p>Overdue/Ontrack</text:p>
          </table:table-cell>
          <table:table-cell table:style-name="ce29" office:value-type="string">
            <text:p>R/A/I/D/D</text:p>
          </table:table-cell>
          <table:table-cell table:style-name="ce29" office:value-type="string">
            <text:p>Comments</text:p>
          </table:table-cell>
          <table:table-cell table:number-columns-repeated="16"/>
        </table:table-row>
        <table:table-row table:style-name="ro3">
          <table:table-cell/>
          <table:table-cell table:style-name="ce21" office:value-type="string">
            <text:p>Task 1</text:p>
          </table:table-cell>
          <table:table-cell table:style-name="ce23" office:value-type="date" office:date-value="2025-01-15">
            <text:p>15/01/2025</text:p>
          </table:table-cell>
          <table:table-cell table:style-name="ce23" office:value-type="date" office:date-value="2025-01-20">
            <text:p>20/01/2025</text:p>
          </table:table-cell>
          <table:table-cell table:style-name="ce21" office:value-type="string">
            <text:p>High</text:p>
          </table:table-cell>
          <table:table-cell table:style-name="ce21" table:formula="of:=[.D60]-[.C60]" office:value-type="float" office:value="5">
            <text:p>5</text:p>
          </table:table-cell>
          <table:table-cell table:style-name="ce26" table:content-validation-name="val4" office:value-type="string">
            <text:p>Ongoing</text:p>
          </table:table-cell>
          <table:table-cell table:style-name="ce28" office:value-type="percentage" office:value="0.75">
            <text:p>75.00%</text:p>
          </table:table-cell>
          <table:table-cell table:style-name="ce30" table:formula="of:=MIN(100;(TODAY()-[.C60])/([.F60])*100)" office:value-type="float" office:value="100">
            <text:p>100</text:p>
          </table:table-cell>
          <table:table-cell table:style-name="ce32" table:formula="of:=IF([.H60]=1; &quot; -- &quot;; IF(AND([.D60]&lt;TODAY(); [.H60]&lt;&gt;100); &quot;Overdue&quot;; &quot;Ontrack&quot;))" office:value-type="string" office:string-value="Overdue">
            <text:p>Overdue</text:p>
          </table:table-cell>
          <table:table-cell table:style-name="ce34" table:content-validation-name="val5" office:value-type="string">
            <text:p>Action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2</text:p>
          </table:table-cell>
          <table:table-cell table:style-name="ce23" office:value-type="date" office:date-value="2025-01-18">
            <text:p>18/01/2025</text:p>
          </table:table-cell>
          <table:table-cell table:style-name="ce23" office:value-type="date" office:date-value="2025-01-22">
            <text:p>22/01/2025</text:p>
          </table:table-cell>
          <table:table-cell table:style-name="ce21" office:value-type="string">
            <text:p>Low</text:p>
          </table:table-cell>
          <table:table-cell table:style-name="ce21" table:formula="of:=[.D61]-[.C61]" office:value-type="float" office:value="4">
            <text:p>4</text:p>
          </table:table-cell>
          <table:table-cell table:style-name="ce26" table:content-validation-name="val4" office:value-type="string">
            <text:p>Completed</text:p>
          </table:table-cell>
          <table:table-cell table:style-name="ce28" office:value-type="percentage" office:value="1">
            <text:p>100.00%</text:p>
          </table:table-cell>
          <table:table-cell table:style-name="ce30" table:formula="of:=MIN(100;(TODAY()-[.C61])/([.F61])*100)" office:value-type="float" office:value="100">
            <text:p>100</text:p>
          </table:table-cell>
          <table:table-cell table:style-name="ce32" table:formula="of:=IF([.H61]=1; &quot; -- &quot;; IF(AND([.D61]&lt;TODAY(); [.H61]&lt;&gt;100); &quot;Overdue&quot;; &quot;Ontrack&quot;))" office:value-type="string" office:string-value=" -- ">
            <text:p><text:s/>-- </text:p>
          </table:table-cell>
          <table:table-cell table:style-name="ce34" table:content-validation-name="val5" office:value-type="string">
            <text:p><text:s/>- - 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3</text:p>
          </table:table-cell>
          <table:table-cell table:style-name="ce23" office:value-type="date" office:date-value="2025-01-19">
            <text:p>19/01/2025</text:p>
          </table:table-cell>
          <table:table-cell table:style-name="ce23" office:value-type="date" office:date-value="2025-01-25">
            <text:p>25/01/2025</text:p>
          </table:table-cell>
          <table:table-cell table:style-name="ce21" office:value-type="string">
            <text:p>Low</text:p>
          </table:table-cell>
          <table:table-cell table:style-name="ce21" table:formula="of:=[.D62]-[.C62]" office:value-type="float" office:value="6">
            <text:p>6</text:p>
          </table:table-cell>
          <table:table-cell table:style-name="ce26" table:content-validation-name="val4" office:value-type="string">
            <text:p>Not Started</text:p>
          </table:table-cell>
          <table:table-cell table:style-name="ce28" office:value-type="percentage" office:value="0">
            <text:p>0.00%</text:p>
          </table:table-cell>
          <table:table-cell table:style-name="ce30" table:formula="of:=MIN(100;(TODAY()-[.C62])/([.F62])*100)" office:value-type="float" office:value="100">
            <text:p>100</text:p>
          </table:table-cell>
          <table:table-cell table:style-name="ce32" table:formula="of:=IF([.H62]=1; &quot; -- &quot;; IF(AND([.D62]&lt;TODAY(); [.H62]&lt;&gt;100); &quot;Overdue&quot;; &quot;Ontrack&quot;))" office:value-type="string" office:string-value="Overdue">
            <text:p>Overdue</text:p>
          </table:table-cell>
          <table:table-cell table:style-name="ce34" table:content-validation-name="val5" office:value-type="string">
            <text:p>Risk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4</text:p>
          </table:table-cell>
          <table:table-cell table:style-name="ce23" office:value-type="date" office:date-value="2025-01-21">
            <text:p>21/01/2025</text:p>
          </table:table-cell>
          <table:table-cell table:style-name="ce23" office:value-type="date" office:date-value="2025-01-28">
            <text:p>28/01/2025</text:p>
          </table:table-cell>
          <table:table-cell table:style-name="ce21" office:value-type="string">
            <text:p>High</text:p>
          </table:table-cell>
          <table:table-cell table:style-name="ce21" table:formula="of:=[.D63]-[.C63]" office:value-type="float" office:value="7">
            <text:p>7</text:p>
          </table:table-cell>
          <table:table-cell table:style-name="ce26" table:content-validation-name="val4" office:value-type="string">
            <text:p>Ongoing</text:p>
          </table:table-cell>
          <table:table-cell table:style-name="ce28" office:value-type="percentage" office:value="0.3">
            <text:p>30.00%</text:p>
          </table:table-cell>
          <table:table-cell table:style-name="ce30" table:formula="of:=MIN(100;(TODAY()-[.C63])/([.F63])*100)" office:value-type="float" office:value="85.7142857142857">
            <text:p>85.7142857143</text:p>
          </table:table-cell>
          <table:table-cell table:style-name="ce32" table:formula="of:=IF([.H63]=1; &quot; -- &quot;; IF(AND([.D63]&lt;TODAY(); [.H63]&lt;&gt;100); &quot;Overdue&quot;; &quot;Ontrack&quot;))" office:value-type="string" office:string-value="Ontrack">
            <text:p>Ontrack</text:p>
          </table:table-cell>
          <table:table-cell table:style-name="ce34" table:content-validation-name="val5" office:value-type="string">
            <text:p>Issue</text:p>
          </table:table-cell>
          <table:table-cell table:style-name="ce12"/>
          <table:table-cell table:number-columns-repeated="16"/>
        </table:table-row>
        <table:table-row table:style-name="ro3">
          <table:table-cell/>
          <table:table-cell table:style-name="ce21" office:value-type="string">
            <text:p>Task 5</text:p>
          </table:table-cell>
          <table:table-cell table:style-name="ce23" office:value-type="date" office:date-value="2025-01-22">
            <text:p>22/01/2025</text:p>
          </table:table-cell>
          <table:table-cell table:style-name="ce23" office:value-type="date" office:date-value="2025-01-30">
            <text:p>30/01/2025</text:p>
          </table:table-cell>
          <table:table-cell table:style-name="ce21" office:value-type="string">
            <text:p>Medium</text:p>
          </table:table-cell>
          <table:table-cell table:style-name="ce21" table:formula="of:=[.D64]-[.C64]" office:value-type="float" office:value="8">
            <text:p>8</text:p>
          </table:table-cell>
          <table:table-cell table:style-name="ce26" table:content-validation-name="val4" office:value-type="string">
            <text:p>Completed</text:p>
          </table:table-cell>
          <table:table-cell table:style-name="ce28" office:value-type="percentage" office:value="1">
            <text:p>100.00%</text:p>
          </table:table-cell>
          <table:table-cell table:style-name="ce30" table:formula="of:=MIN(100;(TODAY()-[.C64])/([.F64])*100)" office:value-type="float" office:value="62.5">
            <text:p>62.5</text:p>
          </table:table-cell>
          <table:table-cell table:style-name="ce32" table:formula="of:=IF([.H64]=1; &quot; -- &quot;; IF(AND([.D64]&lt;TODAY(); [.H64]&lt;&gt;100); &quot;Overdue&quot;; &quot;Ontrack&quot;))" office:value-type="string" office:string-value=" -- ">
            <text:p><text:s/>-- </text:p>
          </table:table-cell>
          <table:table-cell table:style-name="ce34" table:content-validation-name="val5" office:value-type="string">
            <text:p><text:s/>- - </text:p>
          </table:table-cell>
          <table:table-cell table:style-name="ce12"/>
          <table:table-cell table:number-columns-repeated="3"/>
          <table:table-cell>
            <draw:frame table:end-cell-address="Sheet2.P64" table:end-x="2.09cm" table:end-y="0.311cm" draw:z-index="0" draw:style-name="gr1" draw:text-style-name="P1" svg:width="0.641cm" svg:height="0.026cm" svg:x="1.449cm" svg:y="0.285cm">
              <draw:object draw:notify-on-update-of-ranges="Sheet2.E42:Sheet2.E46 Sheet2.G42:Sheet2.G46 Sheet2.E47:Sheet2.E47 Sheet2.G47:Sheet2.G4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3">
          <table:table-cell/>
          <table:table-cell table:style-name="ce21" office:value-type="string">
            <text:p>Task 6</text:p>
          </table:table-cell>
          <table:table-cell table:style-name="ce23" office:value-type="date" office:date-value="2025-01-23">
            <text:p>23/01/2025</text:p>
          </table:table-cell>
          <table:table-cell table:style-name="ce23" office:value-type="date" office:date-value="2025-01-27">
            <text:p>27/01/2025</text:p>
          </table:table-cell>
          <table:table-cell table:style-name="ce21" office:value-type="string">
            <text:p>High</text:p>
          </table:table-cell>
          <table:table-cell table:style-name="ce21" table:formula="of:=[.D65]-[.C65]" office:value-type="float" office:value="4">
            <text:p>4</text:p>
          </table:table-cell>
          <table:table-cell table:style-name="ce26" table:content-validation-name="val4" office:value-type="string">
            <text:p>Ongoing</text:p>
          </table:table-cell>
          <table:table-cell table:style-name="ce28" office:value-type="percentage" office:value="0.1">
            <text:p>10.00%</text:p>
          </table:table-cell>
          <table:table-cell table:style-name="ce30" table:formula="of:=MIN(100;(TODAY()-[.C65])/([.F65])*100)" office:value-type="float" office:value="100">
            <text:p>100</text:p>
          </table:table-cell>
          <table:table-cell table:style-name="ce32" table:formula="of:=IF([.H65]=1; &quot; -- &quot;; IF(AND([.D65]&lt;TODAY(); [.H65]&lt;&gt;100); &quot;Overdue&quot;; &quot;Ontrack&quot;))" office:value-type="string" office:string-value="Ontrack">
            <text:p>Ontrack</text:p>
          </table:table-cell>
          <table:table-cell table:style-name="ce34" table:content-validation-name="val5" office:value-type="string">
            <text:p>Depandency</text:p>
          </table:table-cell>
          <table:table-cell table:style-name="ce12"/>
          <table:table-cell table:number-columns-repeated="16"/>
        </table:table-row>
        <table:table-row table:style-name="ro3">
          <table:table-cell table:number-columns-repeated="8"/>
          <table:table-cell table:style-name="ce31"/>
          <table:table-cell table:number-columns-repeated="1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99ff66"/>
    </style:style>
    <style:style style:name="Untitled3" style:family="table-cell" style:parent-style-name="Default">
      <style:table-cell-properties fo:background-color="#ff3333"/>
      <style:text-properties style:font-name="Bahnschrift"/>
    </style:style>
    <style:style style:name="Untitled4" style:family="table-cell" style:parent-style-name="Default">
      <style:table-cell-properties fo:background-color="#ffd320"/>
    </style:style>
    <style:style style:name="Untitled5" style:family="table-cell" style:parent-style-name="Default">
      <style:table-cell-properties fo:background-color="#33ff99"/>
    </style:style>
    <style:style style:name="Untitled6" style:family="table-cell" style:parent-style-name="Default">
      <style:table-cell-properties fo:background-color="#ff3333"/>
    </style:style>
    <style:style style:name="Untitled7" style:family="table-cell" style:parent-style-name="Default">
      <style:table-cell-properties fo:background-color="#ffd320"/>
    </style:style>
    <style:style style:name="Untitled8" style:family="table-cell" style:parent-style-name="Default">
      <style:table-cell-properties fo:background-color="#33ff99"/>
    </style:style>
    <style:style style:name="Untitled9" style:family="table-cell" style:parent-style-name="Default">
      <style:table-cell-properties fo:background-color="#ff3333"/>
    </style:style>
    <style:style style:name="Untitled10" style:family="table-cell" style:parent-style-name="Default">
      <style:table-cell-properties fo:background-color="#ffff99"/>
    </style:style>
    <style:style style:name="Untitled11" style:family="table-cell" style:parent-style-name="Default">
      <style:table-cell-properties fo:background-color="#99ff66"/>
    </style:style>
    <style:style style:name="Untitled12" style:family="table-cell" style:parent-style-name="Default">
      <style:table-cell-properties fo:background-color="#ff3333"/>
    </style:style>
    <style:style style:name="Untitled13" style:family="table-cell" style:parent-style-name="Default">
      <style:table-cell-properties fo:background-color="#ffff99"/>
    </style:style>
    <style:style style:name="Untitled14" style:family="table-cell" style:parent-style-name="Default">
      <style:table-cell-properties fo:background-color="#33ff99"/>
    </style:style>
    <style:style style:name="Untitled15" style:family="table-cell" style:parent-style-name="Default">
      <style:table-cell-properties fo:background-color="#ff6600"/>
    </style:style>
    <style:style style:name="Untitled16" style:family="table-cell" style:parent-style-name="Default">
      <style:table-cell-properties fo:background-color="#ffd320"/>
    </style:style>
    <style:style style:name="Untitled17" style:family="table-cell" style:parent-style-name="Default">
      <style:table-cell-properties fo:background-color="#33ff99"/>
    </style:style>
    <style:style style:name="Untitled18" style:family="table-cell" style:parent-style-name="Default">
      <style:table-cell-properties fo:background-color="#ff3333"/>
    </style:style>
    <style:style style:name="Untitled19" style:family="table-cell" style:parent-style-name="Default">
      <style:table-cell-properties fo:background-color="#ffd320"/>
    </style:style>
    <style:style style:name="Untitled20" style:family="table-cell" style:parent-style-name="Default">
      <style:table-cell-properties fo:background-color="#ccff00"/>
    </style:style>
    <style:style style:name="Untitled21" style:family="table-cell" style:parent-style-name="Default">
      <style:table-cell-properties fo:background-color="#ff3333"/>
    </style:style>
    <style:style style:name="Untitled22" style:family="table-cell" style:parent-style-name="Default">
      <style:table-cell-properties fo:background-color="#ffd320"/>
    </style:style>
    <style:style style:name="Untitled23" style:family="table-cell" style:parent-style-name="Default">
      <style:table-cell-properties fo:background-color="#99ff66"/>
    </style:style>
    <style:style style:name="Untitled24" style:family="table-cell" style:parent-style-name="Default">
      <style:table-cell-properties fo:background-color="#ff9999"/>
    </style:style>
    <style:style style:name="Untitled25" style:family="table-cell" style:parent-style-name="Default">
      <style:table-cell-properties fo:background-color="#ffff99"/>
    </style:style>
    <style:style style:name="Untitled26" style:family="table-cell" style:parent-style-name="Default">
      <style:table-cell-properties fo:background-color="#ff3333"/>
    </style:style>
    <style:style style:name="Untitled27" style:family="table-cell" style:parent-style-name="Default">
      <style:table-cell-properties fo:background-color="#ffff99"/>
    </style:style>
    <style:style style:name="Untitled28" style:family="table-cell" style:parent-style-name="Default">
      <style:table-cell-properties fo:background-color="#33ff99"/>
    </style:style>
    <style:style style:name="Untitled29" style:family="table-cell" style:parent-style-name="Default">
      <style:table-cell-properties fo:background-color="#33ff99"/>
    </style:style>
    <style:style style:name="Untitled30" style:family="table-cell" style:parent-style-name="Default">
      <style:table-cell-properties fo:background-color="#ffff99"/>
    </style:style>
    <style:style style:name="Untitled31" style:family="table-cell" style:parent-style-name="Default">
      <style:table-cell-properties fo:background-color="#66ffff"/>
    </style:style>
    <style:style style:name="Untitled32" style:family="table-cell" style:parent-style-name="Default">
      <style:table-cell-properties fo:background-color="#ff9999"/>
    </style:style>
    <style:style style:name="Untitled33" style:family="table-cell" style:parent-style-name="Default">
      <style:table-cell-properties fo:background-color="#ff3333"/>
    </style:style>
    <style:style style:name="Untitled34" style:family="table-cell" style:parent-style-name="Default">
      <style:table-cell-properties fo:background-color="#ffff99"/>
    </style:style>
    <style:style style:name="Untitled35" style:family="table-cell" style:parent-style-name="Default">
      <style:table-cell-properties fo:background-color="#00ccff"/>
    </style:style>
    <style:style style:name="Untitled36" style:family="table-cell" style:parent-style-name="Default">
      <style:table-cell-properties fo:background-color="#ff6666"/>
    </style:style>
    <style:style style:name="Untitled37" style:family="table-cell" style:parent-style-name="Default">
      <style:table-cell-properties fo:background-color="#ffff99"/>
    </style:style>
    <style:style style:name="Untitled38" style:family="table-cell" style:parent-style-name="Default">
      <style:table-cell-properties fo:background-color="#33ff99"/>
    </style:style>
    <style:style style:name="Untitled39" style:family="table-cell" style:parent-style-name="Default">
      <style:table-cell-properties fo:background-color="#ff6666"/>
    </style:style>
    <style:style style:name="Untitled40" style:family="table-cell" style:parent-style-name="Default">
      <style:table-cell-properties fo:background-color="#ffff99"/>
    </style:style>
    <style:style style:name="Untitled41" style:family="table-cell" style:parent-style-name="Default">
      <style:table-cell-properties fo:background-color="#33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7">27/01/2025</text:date>, <text:time>15:3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</meta:initial-creator>
    <meta:creation-date>2025-01-27T09:14:26.36</meta:creation-date>
    <dc:date>2025-01-27T15:33:48.71</dc:date>
    <dc:creator>Tharun </dc:creator>
    <meta:editing-duration>PT2H56M45S</meta:editing-duration>
    <meta:editing-cycles>5</meta:editing-cycles>
    <meta:generator>OpenOffice/4.1.9$Win32 OpenOffice.org_project/419m1$Build-9805</meta:generator>
    <meta:document-statistic meta:table-count="3" meta:cell-count="3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84cm" svg:height="4.381cm" xlink:href=".." xlink:type="simple" chart:class="chart:circle" chart:style-name="ch1">
        <chart:legend svg:x="28.144cm" svg:y="10.688cm" style:legend-expansion="custom" chartooo:width="47.159cm" chartooo:height="26.641cm" style:legend-expansion-aspect-ratio="1.77016628504936" chart:style-name="ch2"/>
        <chart:plot-area chart:style-name="ch3" table:cell-range-address="Sheet1.F37:Sheet1.F37" chart:data-source-has-labels="both" svg:x="2.429cm" svg:y="0.302cm" svg:width="3.963cm" svg:height="3.963cm">
          <chartooo:coordinate-region svg:x="2.048cm" svg:y="0.302cm" svg:width="4.725cm" svg:height="3.9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circle">
            <chart:data-point/>
          </chart:series>
          <chart:series chart:style-name="ch8" chart:values-cell-range-address="" chart:class="chart:circle">
            <chart:data-point/>
          </chart:series>
          <chart:series chart:style-name="ch9" chart:values-cell-range-address="" chart:class="chart:circle">
            <chart:data-point/>
          </chart:series>
          <chart:series chart:style-name="ch10" chart:values-cell-range-address="" chart:class="chart:circl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Fine_20_Dashed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671cm" svg:height="2.933cm" xlink:href=".." xlink:type="simple" chart:class="chart:bar" chart:style-name="ch1">
        <chart:plot-area chart:style-name="ch2" table:cell-range-address="Sheet1.F37:Sheet1.F37" chart:data-source-has-labels="both" svg:x="0.623cm" svg:y="0.367cm" svg:width="7.702cm" svg:height="2.088cm">
          <chartooo:coordinate-region svg:x="1.244cm" svg:y="0.579cm" svg:width="7.081cm" svg:height="1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642cm" svg:height="0.027cm" xlink:href=".." xlink:type="simple" chart:class="chart:circle" chart:style-name="ch1">
        <chart:title svg:x="-0.093cm" svg:y="0.136cm" chart:style-name="ch2">
          <text:p>rtfrt</text:p>
        </chart:title>
        <chart:plot-area chart:style-name="ch3" table:cell-range-address="Sheet2.E42:Sheet2.E47 Sheet2.G42:Sheet2.G4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2.E47:Sheet2.E47 Sheet2.G47:Sheet2.G47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68cm" svg:height="0.081cm" xlink:href=".." xlink:type="simple" chart:class="chart:circle" chart:style-name="ch1">
        <chart:title svg:x="-0.872cm" svg:y="-0.415cm" chart:style-name="ch2">
          <text:p>Progress</text:p>
        </chart:title>
        <chart:plot-area chart:style-name="ch3" table:cell-range-address="Sheet2.E42:Sheet2.E47 Sheet2.G42:Sheet2.G47" chart:data-source-has-labels="row" svg:x="0cm" svg:y="0cm" svg:width="-32.767cm" svg:height="-32.767cm">
          <chartooo:coordinate-region svg:x="0.09cm" svg:y="0.039cm" svg:width="0.077cm" svg:height="0.0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47:Sheet2.E47" chart:label-cell-address="Sheet2.E42:Sheet2.E46" chart:class="chart:circle">
            <chart:data-point chart:style-name="ch8"/>
          </chart:series>
          <chart:series chart:style-name="ch9" chart:values-cell-range-address="Sheet2.G47:Sheet2.G47" chart:label-cell-address="Sheet2.G42:Sheet2.G46" chart:class="chart:circle">
            <chart:data-point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Medium Low High Medium</text:p>
                <text:list>
                  <text:list-item>
                    <text:p>High</text:p>
                  </text:list-item>
                  <text:list-item>
                    <text:p>Medium</text:p>
                  </text:list-item>
                  <text:list-item>
                    <text:p>Low</text:p>
                  </text:list-item>
                  <text:list-item>
                    <text:p>High</text:p>
                  </text:list-item>
                  <text:list-item>
                    <text:p>Medium</text:p>
                  </text:list-item>
                </text:list>
                <draw:g>
                  <svg:desc>Sheet2.E42:Sheet2.E46</svg:desc>
                </draw:g>
              </table:table-cell>
              <table:table-cell office:value-type="string">
                <text:p>Completed Completed Completed Ongoing Ongoing</text:p>
                <text:list>
                  <text:list-item>
                    <text:p>Completed</text:p>
                  </text:list-item>
                  <text:list-item>
                    <text:p>Completed</text:p>
                  </text:list-item>
                  <text:list-item>
                    <text:p>Completed</text:p>
                  </text:list-item>
                  <text:list-item>
                    <text:p>Ongoing</text:p>
                  </text:list-item>
                  <text:list-item>
                    <text:p>Ongoing</text:p>
                  </text:list-item>
                </text:list>
                <draw:g>
                  <svg:desc>Sheet2.G42:Sheet2.G4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2.E47:Sheet2.E47</svg:desc>
                </draw:g>
              </table:table-cell>
              <table:table-cell office:value-type="float" office:value="NaN">
                <text:p>NaN</text:p>
                <draw:g>
                  <svg:desc>Sheet2.G47:Sheet2.G4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6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36"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.646cm" svg:height="2.783cm" xlink:href=".." xlink:type="simple" chart:class="chart:circle" chart:style-name="ch1">
        <chart:title svg:x="0.685cm" svg:y="1.003cm" chart:style-name="ch2">
          <text:p>v </text:p>
        </chart:title>
        <chart:legend chart:legend-position="end" svg:x="-4.054cm" svg:y="0.656cm" style:legend-expansion="high" chart:style-name="ch3"/>
        <chart:plot-area chart:style-name="ch4" table:cell-range-address="Sheet2.B41:Sheet2.K47" chart:data-source-has-labels="both" svg:x="0cm" svg:y="0cm" svg:width="-32.767cm" svg:height="-32.767cm">
          <chartooo:coordinate-region svg:x="0.363cm" svg:y="0.433cm" svg:width="0.757cm" svg:height="2.277cm"/>
          <chart:axis chart:dimension="x" chart:name="primary-x" chart:style-name="ch5" chartooo:axis-type="auto">
            <chartooo:date-scale/>
            <chart:categories table:cell-range-address="Sheet2.B42:Sheet2.B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42:Sheet2.C47" chart:label-cell-address="Sheet2.C41:Sheet2.C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2.D42:Sheet2.D47" chart:label-cell-address="Sheet2.D41:Sheet2.D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Sheet2.E42:Sheet2.E47" chart:label-cell-address="Sheet2.E41:Sheet2.E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7" chart:values-cell-range-address="Sheet2.F42:Sheet2.F47" chart:label-cell-address="Sheet2.F41:Sheet2.F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8" chart:values-cell-range-address="Sheet2.G42:Sheet2.G47" chart:label-cell-address="Sheet2.G41:Sheet2.G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9" chart:values-cell-range-address="Sheet2.H42:Sheet2.H47" chart:label-cell-address="Sheet2.H41:Sheet2.H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Sheet2.I42:Sheet2.I47" chart:label-cell-address="Sheet2.I41:Sheet2.I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1" chart:values-cell-range-address="Sheet2.J42:Sheet2.J47" chart:label-cell-address="Sheet2.J41:Sheet2.J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2" chart:values-cell-range-address="Sheet2.K42:Sheet2.K47" chart:label-cell-address="Sheet2.K41:Sheet2.K4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Sheet2.C41:Sheet2.C41</svg:desc>
                </draw:g>
              </table:table-cell>
              <table:table-cell office:value-type="string">
                <text:p>End Date</text:p>
                <draw:g>
                  <svg:desc>Sheet2.D41:Sheet2.D41</svg:desc>
                </draw:g>
              </table:table-cell>
              <table:table-cell office:value-type="string">
                <text:p>Priority</text:p>
                <draw:g>
                  <svg:desc>Sheet2.E41:Sheet2.E41</svg:desc>
                </draw:g>
              </table:table-cell>
              <table:table-cell office:value-type="string">
                <text:p>Duration</text:p>
                <draw:g>
                  <svg:desc>Sheet2.F41:Sheet2.F41</svg:desc>
                </draw:g>
              </table:table-cell>
              <table:table-cell office:value-type="string">
                <text:p>Status</text:p>
                <draw:g>
                  <svg:desc>Sheet2.G41:Sheet2.G41</svg:desc>
                </draw:g>
              </table:table-cell>
              <table:table-cell office:value-type="string">
                <text:p>% Complete</text:p>
                <draw:g>
                  <svg:desc>Sheet2.H41:Sheet2.H41</svg:desc>
                </draw:g>
              </table:table-cell>
              <table:table-cell office:value-type="string">
                <text:p>Expected Completeion %</text:p>
                <draw:g>
                  <svg:desc>Sheet2.I41:Sheet2.I41</svg:desc>
                </draw:g>
              </table:table-cell>
              <table:table-cell office:value-type="string">
                <text:p>Overdue/Ontrack</text:p>
                <draw:g>
                  <svg:desc>Sheet2.J41:Sheet2.J41</svg:desc>
                </draw:g>
              </table:table-cell>
              <table:table-cell office:value-type="string">
                <text:p>R/A/I/D/D</text:p>
                <draw:g>
                  <svg:desc>Sheet2.K41:Sheet2.K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k 1</text:p>
                <draw:g>
                  <svg:desc>Sheet2.B42:Sheet2.B47</svg:desc>
                </draw:g>
              </table:table-cell>
              <table:table-cell office:value-type="float" office:value="45677">
                <text:p>45677</text:p>
                <draw:g>
                  <svg:desc>Sheet2.C42:Sheet2.C47</svg:desc>
                </draw:g>
              </table:table-cell>
              <table:table-cell office:value-type="float" office:value="45682">
                <text:p>45682</text:p>
                <draw:g>
                  <svg:desc>Sheet2.D42:Sheet2.D47</svg:desc>
                </draw:g>
              </table:table-cell>
              <table:table-cell office:value-type="float" office:value="NaN">
                <text:p>NaN</text:p>
                <draw:g>
                  <svg:desc>Sheet2.E42:Sheet2.E47</svg:desc>
                </draw:g>
              </table:table-cell>
              <table:table-cell office:value-type="float" office:value="5">
                <text:p>5</text:p>
                <draw:g>
                  <svg:desc>Sheet2.F42:Sheet2.F47</svg:desc>
                </draw:g>
              </table:table-cell>
              <table:table-cell office:value-type="float" office:value="NaN">
                <text:p>NaN</text:p>
                <draw:g>
                  <svg:desc>Sheet2.G42:Sheet2.G47</svg:desc>
                </draw:g>
              </table:table-cell>
              <table:table-cell office:value-type="float" office:value="1">
                <text:p>1</text:p>
                <draw:g>
                  <svg:desc>Sheet2.H42:Sheet2.H47</svg:desc>
                </draw:g>
              </table:table-cell>
              <table:table-cell office:value-type="float" office:value="100">
                <text:p>100</text:p>
                <draw:g>
                  <svg:desc>Sheet2.I42:Sheet2.I47</svg:desc>
                </draw:g>
              </table:table-cell>
              <table:table-cell office:value-type="float" office:value="NaN">
                <text:p>NaN</text:p>
                <draw:g>
                  <svg:desc>Sheet2.J42:Sheet2.J47</svg:desc>
                </draw:g>
              </table:table-cell>
              <table:table-cell office:value-type="float" office:value="NaN">
                <text:p>NaN</text:p>
                <draw:g>
                  <svg:desc>Sheet2.K42:Sheet2.K47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45678">
                <text:p>45678</text:p>
              </table:table-cell>
              <table:table-cell office:value-type="float" office:value="45680">
                <text:p>456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45679">
                <text:p>45679</text:p>
              </table:table-cell>
              <table:table-cell office:value-type="float" office:value="45683">
                <text:p>4568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45680">
                <text:p>45680</text:p>
              </table:table-cell>
              <table:table-cell office:value-type="float" office:value="45686">
                <text:p>4568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5</text:p>
              </table:table-cell>
              <table:table-cell office:value-type="float" office:value="45681">
                <text:p>45681</text:p>
              </table:table-cell>
              <table:table-cell office:value-type="float" office:value="45687">
                <text:p>4568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sk 6</text:p>
              </table:table-cell>
              <table:table-cell office:value-type="float" office:value="45681">
                <text:p>45681</text:p>
              </table:table-cell>
              <table:table-cell office:value-type="float" office:value="45683">
                <text:p>4568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